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6c224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dom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1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ij część z radia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wyłączyć nagrywanie i wyciągnąć kasetę.</text:p>
        <text:p text:style-name="P1"><text:soft-page-break/></text:p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w tym czasie drzwi do laboratorium były już otwarte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><text:s text:c="2"/>Dr. Fred</text:p>
        <text:p text:style-name="P1">-----------------------------------------------------</text:p>
        <text:p text:style-name="P1"><text:soft-page-break/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riusz Halaczkiewicz</meta:initial-creator>
    <meta:creation-date>2019-03-12T11:54:47.18</meta:creation-date>
    <dc:date>2023-01-21T14:15:57.065000000</dc:date>
    <meta:editing-duration>PT55M56S</meta:editing-duration>
    <meta:editing-cycles>8</meta:editing-cycles>
    <meta:generator>LibreOffice/7.4.4.2$Windows_X86_64 LibreOffice_project/85569322deea74ec9134968a29af2df5663baa21</meta:generator>
    <meta:printed-by>Dariusz Halaczkiewicz</meta:printed-by>
    <meta:print-date>2019-03-12T12:14:46.83</meta:print-date>
    <meta:document-statistic meta:table-count="0" meta:image-count="0" meta:object-count="0" meta:page-count="3" meta:paragraph-count="205" meta:word-count="2073" meta:character-count="14837" meta:non-whitespace-character-count="11481"/>
  </office:meta>
</office:document-meta>
</file>